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color="#eb613d" fo:font-size="12pt" fo:font-weight="normal" style:font-size-asian="12pt" style:font-weight-asian="normal" style:font-size-complex="12pt" style:font-weight-complex="normal"/>
    </style:style>
    <style:style style:name="P4" style:family="paragraph" style:parent-style-name="Standard">
      <style:text-properties fo:color="#000000" fo:font-size="12pt" fo:font-weight="normal" style:font-size-asian="12pt" style:font-weight-asian="normal" style:font-size-complex="12pt" style:font-weight-complex="normal"/>
    </style:style>
    <style:style style:name="P5" style:family="paragraph" style:parent-style-name="Heading_20_3">
      <style:paragraph-properties fo:text-align="center" style:justify-single-word="false"/>
      <style:text-properties fo:font-size="18pt" style:font-size-asian="18pt" style:font-size-complex="18pt"/>
    </style:style>
    <style:style style:name="P6" style:family="paragraph" style:parent-style-name="Text_20_body" style:list-style-name="L1"/>
    <style:style style:name="P7" style:family="paragraph" style:parent-style-name="Text_20_body" style:list-style-name="L1">
      <style:paragraph-properties fo:margin-top="0cm" fo:margin-bottom="0cm"/>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bold" style:font-weight-asian="bold" style:font-weight-complex="bold"/>
    </style:style>
    <style:style style:name="T3" style:family="text">
      <style:text-properties fo:color="#eb613d"/>
    </style:style>
    <style:style style:name="T4" style:family="text">
      <style:text-properties fo:color="#00000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text:bookmark text:name="section-102.4"/>102.4 Use Debian package management </text:h>
      <text:p text:style-name="Standard"><text:line-break/><text:line-break/><text:span text:style-name="T2">Perform package management using the Debian package tools. Tasks include installing, upgrading, and removing Debian binary packages, finding packages containing specific files or libraries, and obtaining package information like version, content, dependencies, package integrity, and installation status.<text:line-break/></text:span></text:p>
      <text:p text:style-name="Standard"/>
      <text:p text:style-name="P1">APT = Advanced Packaging Tool<text:line-break/><text:span text:style-name="T1">conf file : /etc/apt/apt.conf</text:span></text:p>
      <text:p text:style-name="P1"/>
      <text:p text:style-name="P1">dselect</text:p>
      <text:p text:style-name="P2">high-level package browser</text:p>
      <text:p text:style-name="P2"/>
      <text:p text:style-name="P1">/etc/apt/sources.list</text:p>
      <text:p text:style-name="P2">tells apt where to look at for sources</text:p>
      <text:p text:style-name="P2">/etc/apt/sources.list.d/ to add more sources</text:p>
      <text:p text:style-name="P2"/>
      <text:p text:style-name="P1">dpkg-reconfigure</text:p>
      <text:p text:style-name="P2">reconfigure an already installed package by running its initial configuration script</text:p>
      <text:p text:style-name="P1"/>
      <text:p text:style-name="P1">apt-cache</text:p>
      <text:p text:style-name="P2">searching package information on the system database<text:line-break/>showpkg = displays package info : apt-cache showpkg samba <text:line-break/>stats : displays package statistics : apt-cache stats <text:line-break/>unmet : apt-cache unmet : find unmet/missing libraries : apt-cache unmet <text:line-break/>depends : displays dependencies : apt-cache depends samba <text:line-break/>pkgnames : displays all installed packages : apt-cache pkgnames xxx</text:p>
      <text:p text:style-name="P2"/>
      <text:p text:style-name="P1"/>
      <text:p text:style-name="P1">dpkg</text:p>
      <text:p text:style-name="P2">package manager for debian, prefered for packages that have been downloaded already<text:line-break/>tool included in apt package to install/remove and get info about packages</text:p>
      <text:p text:style-name="P2">/etc/dpkg/dpkg.conf or dpkg.cfg for configuration file</text:p>
      <text:p text:style-name="P2">/var/lib/dpkg/status = get info about installed packages<text:line-break/>dpkg –s xxx = display info about xxx</text:p>
      <text:p text:style-name="P2">dpkg -L xxx or --listfiles = list files/directories in xxx</text:p>
      <text:p text:style-name="P2">dpkg -S xxx or –search = which package contains xxx file in it</text:p>
      <text:p text:style-name="P2">-i or –install : installs a package : dpkg -i samba_2:3.6.3-2ubuntu2.3_amd64.deb <text:line-break/>--reconfigure : reconfigures an installed package<text:line-break/>-r or –remove : deletes a package without configuration files : dpkg -r samba <text:line-break/>-P or –purge: remove with configuration files<text:line-break/>-p or –print-avail : displays info about an installed package : dpkg -p samba <text:line-break/>-I or –info : displays info about an uninstalled package file<text:line-break/></text:p>
      <text:p text:style-name="P1">apt-get</text:p>
      <text:p text:style-name="P2">manage and retrieve packages for debian (equivalent as YUM)<text:line-break/>Install a package (.deb for debian) : apt-get install xxx</text:p>
      <text:p text:style-name="P1"><text:soft-page-break/><text:span text:style-name="T1">fake an install : apt-get install -s xxx</text:span><text:line-break/><text:span text:style-name="T1">synchronise local db and sources : apt-get update</text:span></text:p>
      <text:p text:style-name="P2">fake remove : sudo apt-get remove -s xxx</text:p>
      <text:p text:style-name="P2">remove package + unused dependencies : sudo apt-get autoremove xxx</text:p>
      <text:p text:style-name="P2">remove all unused : sudo apt-get autoremove (without package name specified)</text:p>
      <text:p text:style-name="P2">remove conf files : sudo apt-get purge xxx</text:p>
      <text:p text:style-name="P2">remove all conf files unused : sudo apt-get purge (without package name specified)<text:tab/></text:p>
      <text:p text:style-name="P2"/>
      <text:p text:style-name="P2">updating :</text:p>
      <text:p text:style-name="P2"/>
      <text:p text:style-name="P2">one package : sudo apt-get install xxxExisting</text:p>
      <text:p text:style-name="P2">apt-get upgrade : update all packages</text:p>
      <text:p text:style-name="P2">apt-get dist-upgrade : same as upgrade but performs smart conflict resolution</text:p>
      <text:p text:style-name="P2">apt-get clean : clear cache and downloaded files</text:p>
      <text:p text:style-name="P2">apt-get check : check package database for consistency and broken packages</text:p>
      <text:p text:style-name="P1"/>
      <text:p text:style-name="P1">aptitude</text:p>
      <text:p text:style-name="P2">adds gui for apt tool (GUI without options)<text:line-break/>other attractive gui tools such as synaptic, update-manager etc ... exist</text:p>
      <text:p text:style-name="P2">aptitude search samba : search a package<text:line-break/>aptitude update : update packages list<text:line-break/>aptitude install<text:line-break/>aptitude remove<text:line-break/>aptitude full-upgrade/safe-upgrade : upgrades software<text:line-break/>aptitude clean : removes all downloaded packages<text:line-break/>aptitude help</text:p>
      <text:p text:style-name="P1"/>
      <text:p text:style-name="P2">Alien package converts packages from deb to rpm, from slackware to deb etc ….</text:p>
      <text:p text:style-name="P1"/>
      <text:p text:style-name="P1">Objectives :</text:p>
      <text:p text:style-name="Standard"/>
      <text:list xml:id="list20190102571" text:style-name="L1">
        <text:list-item>
          <text:p text:style-name="P7">Install, upgrade and uninstall Debian binary packages. </text:p>
        </text:list-item>
        <text:list-item>
          <text:p text:style-name="P7">Find packages containing specific files or libraries which may or may not be installed. </text:p>
        </text:list-item>
        <text:list-item>
          <text:p text:style-name="P6">Obtain package information like version, content, dependencies, package integrity and installation status (whether or not the package is installed). </text:p>
        </text:list-item>
      </text:list>
      <text:p text:style-name="P1">Sources</text:p>
      <text:p text:style-name="P1"/>
      <text:p text:style-name="P1">Questions</text:p>
      <text:p text:style-name="P2"/>
      <text:p text:style-name="P2">1. Which of the following is not an advantage of a source package over a binary </text:p>
      <text:p text:style-name="P2">package? </text:p>
      <text:p text:style-name="P2">A. A single source package can be used on multiple CPU architectures. </text:p>
      <text:p text:style-name="P2">B. <text:span text:style-name="T4">By recompiling a source package, you can sometimes work around library incompat- </text:span></text:p>
      <text:p text:style-name="P4">ibilities. </text:p>
      <text:p text:style-name="P2">C. You can modify the code in a source package, thus altering the behavior of a </text:p>
      <text:p text:style-name="P2"><text:s text:c="5"/>program.</text:p>
      <text:p text:style-name="P2">D. <text:span text:style-name="T4">Source packages can be installed more quickly than binary packages can. </text:span></text:p>
      <text:p text:style-name="P3">E. You may be able to recompile source code for a non-Linux Unix program </text:p>
      <text:p text:style-name="P2"><text:span text:style-name="T3">on Linux.</text:span><text:line-break/><text:line-break/><text:soft-page-break/>2. Which is true of using both RPM and Debian package management systems on one </text:p>
      <text:p text:style-name="P2">computer? </text:p>
      <text:p text:style-name="P2">A. <text:span text:style-name="T3">It’s generally inadvisable because the two systems don’t share installed-file database </text:span></text:p>
      <text:p text:style-name="P3">information. </text:p>
      <text:p text:style-name="P2">B. It’s impossible because their installed-file databases conflict with one another. <text:line-break/>C. It causes no problems if you install important libraries once in each format. </text:p>
      <text:p text:style-name="P2">D. It’s a common practice on Red Hat and Debian systems. </text:p>
      <text:p text:style-name="P2">E. Using both systems simultaneously requires installing the alien program. <text:line-break/><text:line-break/>3. To use dpkg to remove a package called theprogram, including its configuration files, </text:p>
      <text:p text:style-name="P2">which of the following commands would you issue? </text:p>
      <text:p text:style-name="P2">A. dpkg -e theprogram </text:p>
      <text:p text:style-name="P2">B. dpkg -p theprogram <text:line-break/>C. dpkg -r theprogram </text:p>
      <text:p text:style-name="P2">D. dpkg -r theprogram-1.2.3-4.deb </text:p>
      <text:p text:style-name="P2">E. <text:span text:style-name="T3">dpkg -P theprogram</text:span> <text:line-break/><text:line-break/>4. Which of the following describes a difference between apt-get and dpkg? </text:p>
      <text:p text:style-name="P2">A. apt-get provides a GUI interface to Debian package management; dpkg doesn’t. </text:p>
      <text:p text:style-name="P2">B. <text:span text:style-name="T3">apt-get can install tarballs in addition to Debian packages; dpkg can’t. </text:span></text:p>
      <text:p text:style-name="P2">C. apt-get can automatically retrieve and update programs from Internet sites; dpkg </text:p>
      <text:p text:style-name="P2"><text:s text:c="2"/>can’t. </text:p>
      <text:p text:style-name="P2">D. apt-get is provided only with the original Debian distribution, but dpkg comes with </text:p>
      <text:p text:style-name="P2"><text:s text:c="2"/>Debian and its derivatives. </text:p>
      <text:p text:style-name="P2">E. apt-get works only with Debian-based distributions, but dpkg can work with both </text:p>
      <text:p text:style-name="P2"><text:s text:c="2"/>RPMs and Debian packages. <text:line-break/><text:line-break/>5. What command would you type to obtain a list of all installed packages on a Debian </text:p>
      <text:p text:style-name="P2">system? </text:p>
      <text:p text:style-name="P2">A. apt-get showall </text:p>
      <text:p text:style-name="P2">B. <text:span text:style-name="T4">apt-cache showpkg</text:span><text:line-break/>C. dpkg -r allpkgs </text:p>
      <text:p text:style-name="P2">D. dpkg –i </text:p>
      <text:p text:style-name="P2">E. <text:span text:style-name="T3">dpkg—get-selections</text:span> </text:p>
      <text:p text:style-name="P2"><text:line-break/>6. As root, you type apt-get update on a Debian system. What should be the effect of this </text:p>
      <text:p text:style-name="P2">command? </text:p>
      <text:p text:style-name="P2">A. None; update is an invalid option to apt-get. </text:p>
      <text:p text:style-name="P2">B. The APT utilities deliver information about the latest updates you’ve made to the APT </text:p>
      <text:p text:style-name="P2"><text:s text:c="4"/>Internet repositories, enabling you to share your changes with others. </text:p>
      <text:p text:style-name="P2">C. The APT utilities download all available upgrades for your installed programs and </text:p>
      <text:p text:style-name="P2"><text:s text:c="2"/>install them on your system. </text:p>
      <text:p text:style-name="P2">D. <text:span text:style-name="T3">The APT utilities retrieve information about the latest packages available so that you </text:span></text:p>
      <text:p text:style-name="P3"><text:s text:c="2"/>may install them with subsequent apt-get commands. </text:p>
      <text:p text:style-name="P2">E. The APT utilities update themselves, ensuring you’re using the latest version of AP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7-20T22:35:28</meta:creation-date>
    <dc:date>2014-09-08T15:17:32</dc:date>
    <dc:creator>David </dc:creator>
    <meta:editing-duration>PT3H29M42S</meta:editing-duration>
    <meta:editing-cycles>105</meta:editing-cycles>
    <meta:generator>LibreOffice/3.5$Linux_X86_64 LibreOffice_project/350m1$Build-2</meta:generator>
    <meta:document-statistic meta:table-count="0" meta:image-count="0" meta:object-count="0" meta:page-count="3" meta:paragraph-count="87" meta:word-count="940" meta:character-count="6074" meta:non-whitespace-character-count="5139"/>
  </office:meta>
</office:document-meta>
</file>